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ebebe" draw:textarea-horizontal-align="justify" draw:textarea-vertical-align="middle" draw:auto-grow-height="false" fo:min-height="0.391cm" fo:min-width="0.029cm"/>
    </style:style>
    <style:style style:name="gr2" style:family="graphic" style:parent-style-name="standard">
      <style:graphic-properties draw:stroke="none" draw:fill-color="#bebebe" draw:textarea-horizontal-align="justify" draw:textarea-vertical-align="middle" draw:auto-grow-height="false" fo:min-height="0.204cm" fo:min-width="0cm"/>
    </style:style>
    <style:style style:name="gr3" style:family="graphic" style:parent-style-name="standard">
      <style:graphic-properties draw:stroke="solid" svg:stroke-width="0cm" svg:stroke-color="#000000" draw:fill-color="#ff0000" draw:textarea-horizontal-align="justify" draw:textarea-vertical-align="middle" draw:auto-grow-height="false" fo:min-height="0.073cm" fo:min-width="0cm"/>
    </style:style>
    <style:style style:name="gr4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073cm" fo:min-width="0cm"/>
    </style:style>
    <style:style style:name="gr5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6" style:family="graphic" style:parent-style-name="standard">
      <style:graphic-properties draw:stroke="none" draw:fill-color="#fa0100" draw:textarea-horizontal-align="justify" draw:textarea-vertical-align="middle" draw:auto-grow-height="false" fo:min-height="0.279cm" fo:min-width="3.405cm"/>
    </style:style>
    <style:style style:name="gr7" style:family="graphic" style:parent-style-name="standard">
      <style:graphic-properties draw:stroke="none" svg:stroke-width="0cm" draw:marker-start="" draw:stroke-linejoin="round" draw:fill-color="#fa0100" draw:textarea-horizontal-align="justify" draw:textarea-vertical-align="middle" draw:auto-grow-height="false" fo:min-height="0.406cm" fo:min-width="0.156cm"/>
    </style:style>
    <style:style style:name="gr8" style:family="graphic" style:parent-style-name="standard">
      <style:graphic-properties draw:stroke="none" svg:stroke-color="#131313" draw:fill-color="#fffcff" draw:textarea-horizontal-align="justify" draw:textarea-vertical-align="middle" draw:auto-grow-height="false" fo:min-height="0cm" fo:min-width="2.417cm"/>
    </style:style>
    <style:style style:name="gr9" style:family="graphic" style:parent-style-name="standard">
      <style:graphic-properties draw:stroke="none" svg:stroke-color="#131313" draw:fill-color="#fffcff" draw:textarea-horizontal-align="justify" draw:textarea-vertical-align="middle" draw:auto-grow-height="false" fo:min-height="0.173cm" fo:min-width="0cm"/>
    </style:style>
    <style:style style:name="gr10" style:family="graphic" style:parent-style-name="standard">
      <style:graphic-properties draw:stroke="none" draw:fill-color="#bebebe" draw:textarea-horizontal-align="justify" draw:textarea-vertical-align="middle" draw:auto-grow-height="false" fo:min-height="0.393cm" fo:min-width="0.029cm"/>
    </style:style>
    <style:style style:name="gr11" style:family="graphic" style:parent-style-name="standard">
      <style:graphic-properties draw:stroke="none" draw:fill-color="#bebebe" draw:textarea-horizontal-align="justify" draw:textarea-vertical-align="middle" draw:auto-grow-height="false" fo:min-height="0.203cm" fo:min-width="0cm"/>
    </style:style>
    <style:style style:name="gr12" style:family="graphic" style:parent-style-name="standard">
      <style:graphic-properties draw:stroke="solid" svg:stroke-color="#000000" draw:fill-color="#ff9600" draw:textarea-horizontal-align="justify" draw:textarea-vertical-align="middle" draw:auto-grow-height="false" fo:min-height="0.073cm" fo:min-width="0cm"/>
    </style:style>
    <style:style style:name="gr13" style:family="graphic" style:parent-style-name="standard">
      <style:graphic-properties svg:stroke-color="#131313" draw:fill-color="#fffcff" draw:textarea-horizontal-align="justify" draw:textarea-vertical-align="middle" draw:auto-grow-height="false" fo:min-height="0cm" fo:min-width="2.535cm"/>
    </style:style>
    <style:style style:name="gr14" style:family="graphic" style:parent-style-name="standard">
      <style:graphic-properties svg:stroke-color="#131313" draw:fill-color="#fffcff" draw:textarea-horizontal-align="justify" draw:textarea-vertical-align="middle" draw:auto-grow-height="false" fo:min-height="0.173cm" fo:min-width="0cm"/>
    </style:style>
    <style:style style:name="P1" style:family="paragraph">
      <loext:graphic-properties draw:fill-color="#bebebe"/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c0c0c0"/>
      <style:paragraph-properties fo:text-align="center"/>
    </style:style>
    <style:style style:name="P5" style:family="paragraph">
      <loext:graphic-properties draw:fill-color="#fa0100"/>
      <style:paragraph-properties fo:text-align="center"/>
    </style:style>
    <style:style style:name="P6" style:family="paragraph">
      <loext:graphic-properties draw:fill-color="#fffcff"/>
      <style:paragraph-properties fo:text-align="center"/>
    </style:style>
    <style:style style:name="P7" style:family="paragraph">
      <loext:graphic-properties draw:fill-color="#ff96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29cm" svg:height="0.641cm" draw:transform="rotate (0.785398163397448) translate (1.078cm 3.317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41cm" svg:height="0.642cm" draw:transform="rotate (0.785398163397448) translate (0.867cm 3.52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1cm" svg:height="0.642cm" draw:transform="rotate (0.785398163397448) translate (1.225cm 3.1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54cm" svg:height="0.455cm" draw:transform="rotate (0.785398163397448) translate (1.363cm 3.1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54cm" svg:height="0.455cm" draw:transform="rotate (0.785398163397448) translate (0.993cm 3.5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24cm" svg:height="10cm" svg:x="0.577cm" svg:y="1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905cm" svg:height="0.529cm" svg:x="0cm" svg:y="2.3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928cm" svg:height="0.928cm" svg:x="3.067cm" svg:y="2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2.917cm" svg:height="0.22cm" svg:x="0.147cm" svg:y="2.4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97cm" svg:height="0.597cm" svg:x="3.246cm" svg:y="2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928cm" svg:height="0.928cm" draw:transform="rotate (0.785398163397448) translate (2.058cm 4.7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29cm" svg:height="0.643cm" draw:transform="rotate (2.35619449019235) translate (1.472cm 7.597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41cm" svg:height="0.642cm" draw:transform="rotate (2.35619449019235) translate (1.678cm 7.80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641cm" svg:height="0.641cm" draw:transform="rotate (2.35619449019235) translate (1.333cm 7.45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54cm" svg:height="0.455cm" draw:transform="rotate (2.35619449019235) translate (1.689cm 7.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29cm" svg:height="0.641cm" draw:transform="rotate (2.35619449019235) translate (1.469cm 7.59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41cm" svg:height="0.642cm" draw:transform="rotate (2.35619449019235) translate (1.677cm 7.80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1cm" svg:height="0.642cm" draw:transform="rotate (2.35619449019235) translate (1.32cm 7.44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454cm" svg:height="0.455cm" draw:transform="rotate (2.35619449019235) translate (1.687cm 7.6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3.035cm" svg:height="0.22cm" draw:transform="rotate (0.785398163397448) translate (0.162cm 7.166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597cm" svg:height="0.597cm" draw:transform="rotate (0.785398163397448) translate (2.306cm 4.7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3.905cm" svg:height="0.529cm" draw:transform="rotate (0.785398163397448) translate (0.033cm 7.0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928cm" svg:height="0.928cm" draw:transform="rotate (0.785398163397448) translate (2.056cm 4.7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2.917cm" svg:height="0.22cm" draw:transform="rotate (0.785398163397448) translate (0.244cm 7.081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97cm" svg:height="0.597cm" draw:transform="rotate (0.785398163397448) translate (2.306cm 4.7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cm" fo:page-height="1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3:09:24.659000000</meta:creation-date>
    <dc:date>2024-03-24T16:43:59.686000000</dc:date>
    <meta:editing-duration>PT1H42M46S</meta:editing-duration>
    <meta:editing-cycles>7</meta:editing-cycles>
    <meta:generator>LibreOffice/7.5.0.3$Windows_X86_64 LibreOffice_project/c21113d003cd3efa8c53188764377a8272d9d6de</meta:generator>
    <meta:document-statistic meta:object-count="25"/>
  </office:meta>
</office:document-meta>
</file>